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fill-color="#e8f2a1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95cm" fo:min-width="1.521cm" fo:wrap-option="wrap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95cm" fo:min-width="1.521cm" fo:wrap-option="wrap" loext:decorative="false"/>
    </style:style>
    <style:style style:name="gr5" style:family="graphic" style:parent-style-name="standard">
      <style:graphic-properties draw:stroke="none" svg:stroke-color="#000000" draw:fill="none" draw:fill-color="#e8f2a1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01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2cm" fo:min-width="0cm" loext:decorative="false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1.097cm" fo:min-width="2.643cm" loext:decorative="false"/>
    </style:style>
    <style:style style:name="gr11" style:family="graphic" style:parent-style-name="standard">
      <style:graphic-properties draw:fill-color="#e8f2a1" draw:textarea-horizontal-align="justify" draw:textarea-vertical-align="middle" draw:auto-grow-height="false" fo:min-height="1.02cm" fo:min-width="1.405cm" loext:decorative="false"/>
    </style:style>
    <style:style style:name="gr12" style:family="graphic" style:parent-style-name="objectwithoutfill">
      <style:graphic-properties draw:marker-end="Arrowheads_20_1" draw:marker-end-width="0.3cm" draw:fill="none" draw:fill-color="#e8f2a1" draw:textarea-vertical-align="middle" loext:decorative="false"/>
    </style:style>
    <style:style style:name="gr13" style:family="graphic" style:parent-style-name="objectwithoutfill">
      <style:graphic-properties draw:marker-end="Arrowheads_20_2" draw:marker-end-width="0.3cm" draw:fill="none" draw:fill-color="#e8f2a1" draw:textarea-vertical-align="middle" loext:decorative="false"/>
    </style:style>
    <style:style style:name="gr14" style:family="graphic" style:parent-style-name="objectwithoutfill">
      <style:graphic-properties draw:marker-end="Arrowheads_20_3" draw:marker-end-width="0.3cm" draw:fill="none" draw:fill-color="#e8f2a1" draw:textarea-vertical-align="middle" loext:decorative="false"/>
    </style:style>
    <style:style style:name="gr15" style:family="graphic" style:parent-style-name="objectwithoutfill">
      <style:graphic-properties draw:marker-end="Arrowheads_20_4" draw:marker-end-width="0.3cm" draw:fill="none" draw:fill-color="#e8f2a1" draw:textarea-vertical-align="middle" loext:decorative="false"/>
    </style:style>
    <style:style style:name="gr16" style:family="graphic" style:parent-style-name="objectwithoutfill">
      <style:graphic-properties draw:marker-end="Arrowheads_20_5" draw:marker-end-width="0.3cm" draw:fill="none" draw:fill-color="#e8f2a1" draw:textarea-vertical-align="middle" loext:decorative="false"/>
    </style:style>
    <style:style style:name="gr17" style:family="graphic" style:parent-style-name="objectwithoutfill">
      <style:graphic-properties draw:marker-end="Arrowheads_20_6" draw:marker-end-width="0.3cm" draw:fill="none" draw:fill-color="#e8f2a1" draw:textarea-vertical-align="middle" loext:decorative="false"/>
    </style:style>
    <style:style style:name="gr18" style:family="graphic" style:parent-style-name="objectwithoutfill">
      <style:graphic-properties draw:marker-end="Arrowheads_20_8" draw:marker-end-width="0.3cm" draw:fill="none" draw:fill-color="#e8f2a1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fill-color="#e8f2a1" draw:textarea-vertical-align="middle" loext:decorative="false"/>
    </style:style>
    <style:style style:name="gr20" style:family="graphic" style:parent-style-name="objectwithoutfill">
      <style:graphic-properties draw:marker-end="Arrowheads_20_12" draw:marker-end-width="0.3cm" draw:fill="none" draw:fill-color="#e8f2a1" draw:textarea-vertical-align="middle" loext:decorative="false"/>
    </style:style>
    <style:style style:name="gr21" style:family="graphic" style:parent-style-name="objectwithoutfill">
      <style:graphic-properties draw:marker-end="Arrowheads_20_15" draw:marker-end-width="0.3cm" draw:fill="none" draw:fill-color="#e8f2a1" draw:textarea-vertical-align="middle" loext:decorative="false"/>
    </style:style>
    <style:style style:name="gr22" style:family="graphic" style:parent-style-name="objectwithoutfill">
      <style:graphic-properties draw:marker-end="Arrowheads_20_17" draw:marker-end-width="0.3cm" draw:fill="none" draw:fill-color="#e8f2a1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fill-color="#e8f2a1" draw:textarea-vertical-align="middle" loext:decorative="false"/>
    </style:style>
    <style:style style:name="gr24" style:family="graphic" style:parent-style-name="objectwithoutfill">
      <style:graphic-properties draw:marker-end="Arrowheads_20_19" draw:marker-end-width="0.3cm" draw:fill="none" draw:fill-color="#e8f2a1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P1" style:family="paragraph">
      <loext:graphic-properties draw:fill="none" draw:fill-color="#e8f2a1"/>
      <style:paragraph-properties fo:text-align="center"/>
      <style:text-properties fo:background-color="#ffa6a6"/>
    </style:style>
    <style:style style:name="P2" style:family="paragraph">
      <loext:graphic-properties draw:fill="none"/>
      <style:paragraph-properties fo:text-align="center"/>
      <style:text-properties fo:background-color="#ffa6a6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fo:background-color="#ffa6a6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0pt" fo:font-style="italic" fo:background-color="#ffa6a6" style:font-size-asian="10pt" style:font-style-asian="italic" style:font-size-complex="10pt" style:font-style-complex="italic"/>
    </style:style>
    <style:style style:name="P6" style:family="paragraph">
      <loext:graphic-properties draw:fill-color="#ffffff"/>
      <style:paragraph-properties fo:text-align="center"/>
      <style:text-properties fo:background-color="#ffa6a6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text-properties fo:font-style="italic" style:text-underline-style="solid" style:text-underline-width="auto" style:text-underline-color="font-color" fo:font-weight="bold" fo:background-color="#ffa6a6"/>
    </style:style>
    <style:style style:name="P9" style:family="paragraph">
      <loext:graphic-properties draw:fill="none" draw:fill-color="#e8f2a1"/>
      <style:text-properties fo:font-style="italic" style:text-underline-style="solid" style:text-underline-width="auto" style:text-underline-color="font-color" fo:font-weight="bold" fo:background-color="#ffa6a6"/>
    </style:style>
    <style:style style:name="P10" style:family="paragraph">
      <style:paragraph-properties fo:text-align="center"/>
      <style:text-properties fo:font-size="15pt" fo:font-style="italic" style:text-underline-style="none" fo:background-color="#ffa6a6" style:font-size-asian="15pt" style:font-style-asian="italic" style:font-size-complex="15pt" style:font-style-complex="italic"/>
    </style:style>
    <style:style style:name="P11" style:family="paragraph">
      <loext:graphic-properties draw:fill="none" draw:fill-color="#ffffff"/>
      <style:paragraph-properties fo:text-align="center"/>
      <style:text-properties fo:font-size="15pt" fo:font-style="italic" style:text-underline-style="none" fo:background-color="#ffa6a6" style:font-size-asian="15pt" style:font-style-asian="italic" style:font-size-complex="15pt" style:font-style-complex="italic"/>
    </style:style>
    <style:style style:name="P12" style:family="paragraph">
      <style:paragraph-properties fo:text-align="center"/>
      <style:text-properties fo:font-size="15pt" fo:font-style="italic" fo:background-color="#ffa6a6" style:font-size-asian="15pt" style:font-style-asian="italic" style:font-size-complex="15pt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font-size="15pt" fo:font-style="italic" fo:background-color="#ffa6a6" style:font-size-asian="15pt" style:font-style-asian="italic" style:font-size-complex="15pt" style:font-style-complex="italic"/>
    </style:style>
    <style:style style:name="P14" style:family="paragraph">
      <style:text-properties fo:font-size="15pt" fo:font-style="italic" style:text-underline-style="none" fo:background-color="#ffa6a6" style:font-size-asian="15pt" style:font-style-asian="italic" style:font-size-complex="15pt" style:font-style-complex="italic"/>
    </style:style>
    <style:style style:name="P15" style:family="paragraph">
      <loext:graphic-properties draw:fill="none" draw:fill-color="#ffffff"/>
      <style:text-properties fo:font-size="15pt" fo:font-style="italic" style:text-underline-style="none" fo:background-color="#ffa6a6" style:font-size-asian="15pt" style:font-style-asian="italic" style:font-size-complex="15pt" style:font-style-complex="italic"/>
    </style:style>
    <style:style style:name="P16" style:family="paragraph">
      <loext:graphic-properties draw:fill="none" draw:fill-color="#ffffff"/>
      <style:paragraph-properties fo:text-align="center"/>
      <style:text-properties fo:font-size="10pt" fo:font-style="italic" fo:background-color="#ffa6a6" style:font-size-asian="10pt" style:font-style-asian="italic" style:font-size-complex="10pt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background-color="#ffa6a6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0pt" fo:background-color="#ffa6a6" style:font-size-asian="10pt" style:font-size-complex="10pt"/>
    </style:style>
    <style:style style:name="P19" style:family="paragraph">
      <style:paragraph-properties fo:text-align="center"/>
      <style:text-properties fo:font-size="10pt" fo:font-style="italic" fo:background-color="#ffa6a6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  <style:text-properties fo:font-size="10pt" fo:font-style="italic" fo:background-color="#ffa6a6" style:font-size-asian="10pt" style:font-size-complex="10pt"/>
    </style:style>
    <style:style style:name="P21" style:family="paragraph">
      <style:paragraph-properties fo:text-align="center"/>
      <style:text-properties fo:font-size="10pt" fo:font-style="italic" fo:background-color="#ffa6a6" style:font-size-asian="10pt" style:font-style-asian="italic" style:font-size-complex="10pt" style:font-style-complex="italic"/>
    </style:style>
    <style:style style:name="P22" style:family="paragraph">
      <style:paragraph-properties fo:text-align="center"/>
      <style:text-properties fo:font-size="9pt" fo:font-style="italic" fo:background-color="#ffa6a6" style:font-size-asian="9pt" style:font-style-asian="italic" style:font-size-complex="9pt" style:font-style-complex="italic"/>
    </style:style>
    <style:style style:name="P23" style:family="paragraph">
      <loext:graphic-properties draw:fill="none" draw:fill-color="#ffffff"/>
      <style:paragraph-properties fo:text-align="center"/>
      <style:text-properties fo:font-size="9pt" fo:font-style="italic" fo:background-color="#ffa6a6" style:font-size-asian="9pt" style:font-style-asian="italic" style:font-size-complex="9pt" style:font-style-complex="italic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9pt" fo:background-color="#ffa6a6" style:font-size-asian="9pt" style:font-size-complex="9pt"/>
    </style:style>
    <style:style style:name="P26" style:family="paragraph">
      <loext:graphic-properties draw:fill-color="#bbe33d"/>
      <style:paragraph-properties fo:text-align="center"/>
    </style:style>
    <style:style style:name="P27" style:family="paragraph">
      <loext:graphic-properties draw:fill-color="#e8f2a1"/>
      <style:paragraph-properties fo:text-align="center"/>
    </style:style>
    <style:style style:name="P28" style:family="paragraph">
      <loext:graphic-properties draw:fill="none" draw:fill-color="#e8f2a1"/>
      <style:paragraph-properties fo:text-align="center"/>
    </style:style>
    <style:style style:name="P29" style:family="paragraph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30" style:family="paragraph">
      <loext:graphic-properties draw:fill="none" draw:fill-color="#ffffff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31" style:family="paragraph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32" style:family="paragraph">
      <loext:graphic-properties draw:fill="none" draw:fill-color="#ffff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P33" style:family="paragraph">
      <style:paragraph-properties fo:text-align="center"/>
      <style:text-properties fo:font-size="9pt" style:font-size-asian="9pt" style:font-size-complex="9pt"/>
    </style:style>
    <style:style style:name="P34" style:family="paragraph">
      <loext:graphic-properties draw:fill="none" draw:fill-color="#ffffff"/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35" style:family="paragraph">
      <loext:graphic-properties draw:fill="none" draw:fill-color="#ffffff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P36" style:family="paragraph">
      <style:paragraph-properties fo:text-align="center"/>
      <style:text-properties fo:font-style="italic" style:text-underline-style="none" style:font-style-asian="italic" style:font-style-complex="italic"/>
    </style:style>
    <style:style style:name="P37" style:family="paragraph">
      <loext:graphic-properties draw:fill="none" draw:fill-color="#ffffff"/>
      <style:paragraph-properties fo:text-align="center"/>
      <style:text-properties fo:font-size="8pt" fo:font-style="italic" style:text-underline-style="none" style:font-size-asian="8pt" style:font-style-asian="italic" style:font-size-complex="8pt" style:font-style-complex="italic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5pt" fo:font-style="italic" style:text-underline-style="none" fo:background-color="#ffa6a6" style:font-size-asian="15pt" style:font-style-asian="italic" style:font-size-complex="15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10pt" fo:font-style="italic" fo:background-color="#ffa6a6" style:font-size-asian="10pt" style:font-style-asian="italic" style:font-size-complex="10pt" style:font-style-complex="italic"/>
    </style:style>
    <style:style style:name="T8" style:family="text"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T9" style:family="text"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fo:font-style="italic" style:text-underline-style="none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44cm" svg:height="2.272cm" draw:transform="rotate (-3.14159265358979) translate (14.3401763806081cm 3.57801884746986cm)" svg:viewBox="0 0 8441 2273" svg:d="M5028 2238c427 44 844-18 1272-34 481-18 956-150 1409-309 369-129 650-469 721-963 132-917-985-750-1409-824-575-101-1169 24-1752-35-661-66-1328-26-1993-34-468-5-947-85-1409 0-543 100-1004 427-1512 687-735 377-171 973 275 1066 464 97 903 102 1375 137 515 38 967 168 1477 172 427 3 857 22 1272 137l206 35z">
          <text:p/>
        </draw:path>
        <draw:path draw:style-name="gr2" draw:text-style-name="P2" draw:layer="layout" svg:width="6.282cm" svg:height="2.135cm" draw:transform="rotate (-3.14159265358979) translate (7.81665520045373cm 6.41346722284368cm)" svg:viewBox="0 0 6283 2136" svg:d="M2045 2015c493 0 991-72 1477 0 513 76 1010 157 1512 103 501-53 1010-394 1203-893 287-746-854-675-1237-894-388-220-825-395-1306-309-507 91-1041-78-1546 103-415 150-853 130-1272 344-415 212-980 556-859 1031 149 584 928 446 1409 549h378 172z">
          <text:p/>
        </draw:path>
        <draw:path draw:style-name="gr2" draw:text-style-name="P2" draw:layer="layout" svg:width="6.048cm" svg:height="1.926cm" draw:transform="rotate (-3.14159265358979) translate (14.4097537435565cm 6.35877441487508cm)" svg:viewBox="0 0 6049 1927" svg:d="M4789 1892c430-110 965-121 1203-653 234-525-305-802-722-927-504-151-950-202-1443-275-509-75-1031-14-1546 0-434 12-870 9-1306 172-448 168-761 512-928 927-262 651 650 496 928 619 553 245 1190 55 1787 103 514 40 1033-23 1546 34l344 35z">
          <text:p/>
        </draw:path>
        <draw:path draw:style-name="gr2" draw:text-style-name="P3" draw:layer="layout" svg:width="5.041cm" svg:height="3.982cm" draw:transform="rotate (-2.55812908464809) translate (20.7447117938311cm 5.84747991201164cm)" svg:viewBox="0 0 5042 3983" svg:d="M1554 2680c545 29 956 438 1443 623 497 188 878 656 1404 680 507 22 749-678 595-1089-223-598-858-847-1340-1214-509-389-1049-741-1605-1060-368-211-668-573-1119-615-418-39-1235 145-816 862 246 421 469 857 835 1168l335 304 344 227 201 133">
          <text:p/>
        </draw:path>
        <draw:path draw:style-name="gr2" draw:text-style-name="P2" draw:layer="layout" svg:width="0.309cm" svg:height="0cm" draw:transform="rotate (-1.5707963267949) translate (10.411cm 3.573cm)" svg:viewBox="0 0 310 0" svg:d="M0 0h310">
          <text:p/>
        </draw:path>
        <draw:path draw:style-name="gr2" draw:text-style-name="P2" draw:layer="layout" svg:width="5.156cm" svg:height="1.589cm" draw:transform="rotate (2.81696141271885) translate (9.93885679279577cm 5.38994554799759cm)" svg:viewBox="0 0 5157 1590" svg:d="M0 1590c566-110 1098-324 1651-483 606-174 1210-358 1813-537 505-150 999-335 1498-504l195-66">
          <text:p/>
        </draw:path>
        <draw:path draw:style-name="gr2" draw:text-style-name="P2" draw:layer="layout" svg:width="5.841cm" svg:height="0cm" svg:x="10.411cm" svg:y="3.883cm" svg:viewBox="0 0 5842 0" svg:d="M0 0c481 0 962 0 1443 0 526 0 1053 0 1581 0 514 0 1030 0 1546 0 401 0 801 0 1203 0h69">
          <text:p/>
        </draw:path>
        <draw:path draw:style-name="gr2" draw:text-style-name="P2" draw:layer="layout" svg:width="0.669cm" svg:height="0.412cm" draw:transform="rotate (-1.5707963267949) translate (5cm 3.748cm)" svg:viewBox="0 0 670 413" svg:d="M0 0c121 55 263 107 331 220 62 104 487 159 55 181-341 17 153-3 165 0 329 72-133-200-86-299l-47-95v-7">
          <text:p/>
        </draw:path>
        <draw:path draw:style-name="gr2" draw:text-style-name="P2" draw:layer="layout" svg:width="0.425cm" svg:height="0.74cm" svg:x="11.299cm" svg:y="3.921cm" svg:viewBox="0 0 426 741" svg:d="M48 0c54 125 181 457 63 394-301-161 104 208 118 260 63 232 56-68 71-118 31-101 65-201 102-299l24-32">
          <text:p/>
        </draw:path>
        <draw:path draw:style-name="gr2" draw:text-style-name="P2" draw:layer="layout" svg:width="0.671cm" svg:height="0.592cm" draw:transform="rotate (-0.463733982254893) translate (16.284cm 3.874cm)" svg:viewBox="0 0 672 593" svg:d="M0 0c118 68 224 155 313 257 84 97 394 289 272 261-393-90 35 133 74 59 58-109-91-225-142-334">
          <text:p/>
        </draw:path>
        <draw:custom-shape draw:style-name="gr3" draw:text-style-name="P5" draw:layer="layout" svg:width="2.857cm" svg:height="3.175cm" svg:x="1cm" svg:y="6.715cm">
          <text:p text:style-name="P4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4.8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7.98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11.47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14.653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2.857cm" svg:height="3.175cm" svg:x="18.145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2.90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9.572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2.857cm" svg:height="3.175cm" svg:x="16.557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.627cm" svg:height="0.535cm" draw:transform="rotate (-3.14159265358979) translate (4.271cm 6.8990963105096cm)" svg:viewBox="0 0 1628 536" svg:d="M0 473c209-39 417-86 624-132 276-62 550-197 831-170 394 38-411 751 95 75 364-487-651-78-794-208h-170">
          <text:p/>
        </draw:path>
        <draw:path draw:style-name="gr2" draw:text-style-name="P2" draw:layer="layout" svg:width="1.295cm" svg:height="0.669cm" draw:transform="rotate (-0.718377520120866) translate (4.49406676076424cm 6.01710459996222cm)" svg:viewBox="0 0 1296 670" svg:d="M0 568c286 28 573-21 849-90 130-32 748-318 169 79-470 321 283-146 278-143l-79-232-138-130-171-52">
          <text:p/>
        </draw:path>
        <draw:path draw:style-name="gr2" draw:text-style-name="P2" draw:layer="layout" svg:width="0.54cm" svg:height="3.588cm" svg:x="3.975cm" svg:y="6.407cm" svg:viewBox="0 0 541 3589" svg:d="M107 0c31 288 65 577 56 869-9 288-43 584 0 870 33 218 32 426 57 642 30 262-45 535 19 794 206 824-377-74-208-132 171-59 140 1013 321 302l152-227 37-94">
          <text:p/>
        </draw:path>
        <draw:path draw:style-name="gr2" draw:text-style-name="P2" draw:layer="layout" svg:width="0.746cm" svg:height="0.625cm" draw:transform="rotate (-2.54957697131332) translate (10.5504910387073cm 6.70497609395819cm)" svg:viewBox="0 0 747 626" svg:d="M0 451c161 173 1168-431 508 158-133 119 536-425 75-450l-246-75-262-84">
          <text:p/>
        </draw:path>
        <draw:path draw:style-name="gr2" draw:text-style-name="P2" draw:layer="layout" svg:width="0.841cm" svg:height="0.882cm" draw:transform="rotate (-0.782431103669058) translate (11.9888661947808cm 6.03783720824531cm)" svg:viewBox="0 0 842 883" svg:d="M0 547c7 210 1118-299 641 109-510 437 121 135 201-14l-39-280-227-255-106-107">
          <text:p/>
        </draw:path>
        <draw:path draw:style-name="gr2" draw:text-style-name="P2" draw:layer="layout" svg:width="0.646cm" svg:height="3.898cm" svg:x="10.824cm" svg:y="6.407cm" svg:viewBox="0 0 647 3899" svg:d="M118 0c24 270 90 525 151 794 70 309 92 601 151 907 38 197 3 404 0 605-3 233 27 470-37 699-82 293 99 767-189 888-188 79 94-694-95-605-190 90-118 949 321 303l208-208 19-19">
          <text:p/>
        </draw:path>
        <draw:path draw:style-name="gr2" draw:text-style-name="P2" draw:layer="layout" svg:width="0.743cm" svg:height="0.231cm" draw:transform="rotate (-2.22058240731239) translate (17.3045088121887cm 6.57380746432054cm)" svg:viewBox="0 0 744 232" svg:d="M0 181c228-67 929-36 698-79-825-153 431-138-158 73l-74 57">
          <text:p/>
        </draw:path>
        <draw:path draw:style-name="gr2" draw:text-style-name="P2" draw:layer="layout" svg:width="0.788cm" svg:height="0.394cm" draw:transform="rotate (-1.06377817909054) translate (18.3943860966517cm 6.40302627168738cm)" svg:viewBox="0 0 789 395" svg:d="M0 202c255 39 800-264 762-9-87 598 250-336-280-156l-67-37">
          <text:p/>
        </draw:path>
        <draw:path draw:style-name="gr2" draw:text-style-name="P2" draw:layer="layout" svg:width="3.537cm" svg:height="0.408cm" draw:transform="rotate (-1.5707963267949) translate (18.256cm 6.558cm)" svg:viewBox="0 0 3538 409" svg:d="M0 397c264-27 530-16 794-19 201-3 402-9 605-19 269-14 541-24 812-56 299-35 603-18 907-19 91 0 766-125 189 19-532 133 133 119 227 75l-359-246-208-132">
          <text:p/>
        </draw:path>
        <draw:frame draw:style-name="gr5" draw:text-style-name="P9" draw:layer="layout" svg:width="6.748cm" svg:height="0.962cm" svg:x="6.764cm" svg:y="1.943cm">
          <draw:text-box>
            <text:p text:style-name="P8">Выполнение заказа</text:p>
          </draw:text-box>
        </draw:frame>
        <draw:frame draw:style-name="gr6" draw:text-style-name="P11" draw:layer="layout" svg:width="3.968cm" svg:height="1.427cm" svg:x="2.27cm" svg:y="4.492cm">
          <draw:text-box>
            <text:p text:style-name="P10"><text:span text:style-name="T2">Подготовка к</text:span><text:span text:style-name="T2"><text:line-break/></text:span><text:span text:style-name="T2"> доставке</text:span></text:p>
          </draw:text-box>
        </draw:frame>
        <draw:frame draw:style-name="gr6" draw:text-style-name="P13" draw:layer="layout" svg:width="3.729cm" svg:height="1.427cm" svg:x="9.336cm" svg:y="4.653cm">
          <draw:text-box>
            <text:p text:style-name="P12"><text:span text:style-name="T3">Выполнение </text:span><text:span text:style-name="T3"><text:line-break/></text:span><text:span text:style-name="T3">доставки</text:span></text:p>
          </draw:text-box>
        </draw:frame>
        <draw:frame draw:style-name="gr6" draw:text-style-name="P15" draw:layer="layout" svg:width="5.347cm" svg:height="0.839cm" svg:x="14.97cm" svg:y="5.127cm">
          <draw:text-box>
            <text:p text:style-name="P14"><text:span text:style-name="T4">Отчет о доставке</text:span></text:p>
          </draw:text-box>
        </draw:frame>
        <draw:frame draw:style-name="gr7" draw:text-style-name="P16" draw:layer="layout" svg:width="2.857cm" svg:height="2.144cm" svg:x="4.81cm" svg:y="7.667cm">
          <draw:text-box>
            <text:p text:style-name="P4"><text:span text:style-name="T1">Выбор заказа </text:span><text:span text:style-name="T1"><text:line-break/></text:span><text:span text:style-name="T1">для выполнения</text:span></text:p>
          </draw:text-box>
        </draw:frame>
        <draw:frame draw:style-name="gr8" draw:text-style-name="P18" draw:layer="layout" svg:width="2.349cm" svg:height="1.751cm" svg:x="1.191cm" svg:y="7.504cm">
          <draw:text-box>
            <text:p text:style-name="P17"><text:span text:style-name="T1">Просмотр</text:span><text:span text:style-name="T1"><text:line-break/></text:span><text:span text:style-name="T1">доступных</text:span><text:span text:style-name="T1"><text:line-break/></text:span><text:span text:style-name="T1"> заказов</text:span></text:p>
          </draw:text-box>
        </draw:frame>
        <draw:frame draw:style-name="gr6" draw:text-style-name="P20" draw:layer="layout" svg:width="2.954cm" svg:height="1.039cm" svg:x="2.808cm" svg:y="11.073cm">
          <draw:text-box>
            <text:p text:style-name="P19"><text:span text:style-name="T5">Бронирование </text:span><text:span text:style-name="T5"><text:line-break/></text:span><text:span text:style-name="T5">заказа</text:span></text:p>
          </draw:text-box>
        </draw:frame>
        <draw:frame draw:style-name="gr9" draw:text-style-name="P16" draw:layer="layout" svg:width="2.857cm" svg:height="2.222cm" svg:x="8.303cm" svg:y="7.35cm">
          <draw:text-box>
            <text:p text:style-name="P21"><text:span text:style-name="T1">Получение заказа </text:span><text:span text:style-name="T1"><text:line-break/></text:span><text:span text:style-name="T1">в точке выдачи</text:span></text:p>
          </draw:text-box>
        </draw:frame>
        <draw:frame draw:style-name="gr6" draw:text-style-name="P16" draw:layer="layout" svg:width="2.247cm" svg:height="1.433cm" svg:x="11.77cm" svg:y="7.504cm">
          <draw:text-box>
            <text:p text:style-name="P21"><text:span text:style-name="T1">Доставка </text:span><text:span text:style-name="T1"><text:line-break/></text:span><text:span text:style-name="T1">заказа </text:span><text:span text:style-name="T1"><text:line-break/></text:span><text:span text:style-name="T1">клиенту</text:span></text:p>
          </draw:text-box>
        </draw:frame>
        <draw:frame draw:style-name="gr6" draw:text-style-name="P16" draw:layer="layout" svg:width="2.792cm" svg:height="1.433cm" svg:x="9.572cm" svg:y="11.16cm">
          <draw:text-box>
            <text:p text:style-name="P21"><text:span text:style-name="T1">Уведомление </text:span><text:span text:style-name="T1"><text:line-break/></text:span><text:span text:style-name="T1">клиента о </text:span><text:span text:style-name="T1"><text:line-break/></text:span><text:span text:style-name="T1">прибытии</text:span></text:p>
          </draw:text-box>
        </draw:frame>
        <draw:frame draw:style-name="gr6" draw:text-style-name="P23" draw:layer="layout" svg:width="3.044cm" svg:height="1.319cm" svg:x="14.652cm" svg:y="7.667cm">
          <draw:text-box>
            <text:p text:style-name="P22"><text:span text:style-name="T6">Подтверждение </text:span><text:span text:style-name="T6"><text:line-break/></text:span><text:span text:style-name="T6">доставки в </text:span><text:span text:style-name="T6"><text:line-break/></text:span><text:span text:style-name="T6">приложении</text:span></text:p>
          </draw:text-box>
        </draw:frame>
        <draw:frame draw:style-name="gr6" draw:text-style-name="P16" draw:layer="layout" svg:width="2.701cm" svg:height="1.433cm" svg:x="18.299cm" svg:y="7.667cm">
          <draw:text-box>
            <text:p text:style-name="P24"><text:span text:style-name="T7">Заполнение </text:span><text:span text:style-name="T7"><text:line-break/></text:span><text:span text:style-name="T7">информации </text:span><text:span text:style-name="T7"><text:line-break/></text:span><text:span text:style-name="T7">о доставке</text:span></text:p>
          </draw:text-box>
        </draw:frame>
        <draw:frame draw:style-name="gr6" draw:text-style-name="P23" draw:layer="layout" svg:width="3.044cm" svg:height="1.319cm" svg:x="16.557cm" svg:y="11.16cm">
          <draw:text-box>
            <text:p text:style-name="P25"><text:span text:style-name="T6">Обратная связь </text:span><text:span text:style-name="T6"><text:line-break/></text:span><text:span text:style-name="T6">о выполнении </text:span><text:span text:style-name="T6"><text:line-break/></text:span><text:span text:style-name="T6">заказа</text:span></text:p>
          </draw:text-box>
        </draw:frame>
      </draw:page>
      <draw:page draw:name="page2" draw:style-name="dp1" draw:master-page-name="Default">
        <draw:custom-shape draw:style-name="gr10" draw:text-style-name="P26" draw:layer="layout" svg:width="4.445cm" svg:height="1.905cm" svg:x="0.673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draw:layer="layout" svg:width="4.445cm" svg:height="1.905cm" svg:x="15.913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draw:layer="layout" svg:width="4.445cm" svg:height="1.905cm" svg:x="5.753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draw:layer="layout" svg:width="4.445cm" svg:height="1.905cm" svg:x="10.833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7" draw:layer="layout" svg:width="1.905cm" svg:height="1.27cm" svg:x="0.673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.943cm" svg:y="6.3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3.213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5.753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8.293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7.023cm" svg:y="6.3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1.15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3.373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2.42cm" svg:y="6.3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6.23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8.77cm" svg:y="4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7" draw:layer="layout" svg:width="1.905cm" svg:height="1.27cm" svg:x="17.5cm" svg:y="6.397cm">
          <text:p/>
          <draw:enhanced-geometry svg:viewBox="0 0 21600 21600" draw:type="rectangle" draw:enhanced-path="M 0 0 L 21600 0 21600 21600 0 21600 0 0 Z N"/>
        </draw:custom-shape>
        <draw:line draw:style-name="gr12" draw:text-style-name="P28" draw:layer="layout" svg:x1="1.943cm" svg:y1="3.857cm" svg:x2="1.625cm" svg:y2="4.492cm">
          <text:p/>
        </draw:line>
        <draw:line draw:style-name="gr13" draw:text-style-name="P28" draw:layer="layout" svg:x1="3.848cm" svg:y1="3.857cm" svg:x2="4.165cm" svg:y2="4.492cm">
          <text:p/>
        </draw:line>
        <draw:line draw:style-name="gr14" draw:text-style-name="P28" draw:layer="layout" svg:x1="2.895cm" svg:y1="3.857cm" svg:x2="2.895cm" svg:y2="6.397cm">
          <text:p/>
        </draw:line>
        <draw:line draw:style-name="gr15" draw:text-style-name="P28" draw:layer="layout" svg:x1="7.023cm" svg:y1="3.857cm" svg:x2="6.705cm" svg:y2="4.492cm">
          <text:p/>
        </draw:line>
        <draw:line draw:style-name="gr16" draw:text-style-name="P28" draw:layer="layout" svg:x1="8.928cm" svg:y1="3.857cm" svg:x2="9.245cm" svg:y2="4.492cm">
          <text:p/>
        </draw:line>
        <draw:line draw:style-name="gr17" draw:text-style-name="P28" draw:layer="layout" svg:x1="7.975cm" svg:y1="3.857cm" svg:x2="7.975cm" svg:y2="6.397cm">
          <text:p/>
        </draw:line>
        <draw:line draw:style-name="gr18" draw:text-style-name="P28" draw:layer="layout" svg:x1="12.103cm" svg:y1="3.857cm" svg:x2="11.785cm" svg:y2="4.492cm">
          <text:p/>
        </draw:line>
        <draw:line draw:style-name="gr19" draw:text-style-name="P28" draw:layer="layout" svg:x1="14.008cm" svg:y1="3.857cm" svg:x2="14.325cm" svg:y2="4.492cm">
          <text:p/>
        </draw:line>
        <draw:line draw:style-name="gr20" draw:text-style-name="P28" draw:layer="layout" svg:x1="13.222cm" svg:y1="3.951cm" svg:x2="13.222cm" svg:y2="6.491cm">
          <text:p/>
        </draw:line>
        <draw:line draw:style-name="gr21" draw:text-style-name="P28" draw:layer="layout" svg:x1="0cm" svg:y1="0.479cm" svg:x2="1.499cm" svg:y2="0.479cm">
          <text:p/>
        </draw:line>
        <draw:line draw:style-name="gr22" draw:text-style-name="P28" draw:layer="layout" svg:x1="17.5cm" svg:y1="3.857cm" svg:x2="16.865cm" svg:y2="4.492cm">
          <text:p/>
        </draw:line>
        <draw:line draw:style-name="gr23" draw:text-style-name="P28" draw:layer="layout" svg:x1="19.405cm" svg:y1="3.857cm" svg:x2="20.04cm" svg:y2="4.492cm">
          <text:p/>
        </draw:line>
        <draw:line draw:style-name="gr24" draw:text-style-name="P28" draw:layer="layout" svg:x1="18.453cm" svg:y1="3.857cm" svg:x2="18.453cm" svg:y2="6.397cm">
          <text:p/>
        </draw:line>
        <draw:frame draw:style-name="gr6" draw:text-style-name="P30" draw:layer="layout" svg:width="3.516cm" svg:height="0.839cm" svg:x="6.07cm" svg:y="2.383cm">
          <draw:text-box>
            <text:p text:style-name="P29"><text:span text:style-name="T8">Диспетчер</text:span></text:p>
          </draw:text-box>
        </draw:frame>
        <draw:frame draw:style-name="gr6" draw:text-style-name="P30" draw:layer="layout" svg:width="2.37cm" svg:height="0.839cm" svg:x="1.625cm" svg:y="2.383cm">
          <draw:text-box>
            <text:p text:style-name="P29"><text:span text:style-name="T8">Курьер</text:span></text:p>
          </draw:text-box>
        </draw:frame>
        <draw:frame draw:style-name="gr6" draw:text-style-name="P30" draw:layer="layout" svg:width="4.086cm" svg:height="0.839cm" svg:x="11.15cm" svg:y="2.383cm">
          <draw:text-box>
            <text:p text:style-name="P29"><text:span text:style-name="T8">Бухгалтерия</text:span></text:p>
          </draw:text-box>
        </draw:frame>
        <draw:frame draw:style-name="gr25" draw:text-style-name="P32" draw:layer="layout" svg:width="5.083cm" svg:height="0.763cm" svg:x="15.913cm" svg:y="2.459cm">
          <draw:text-box>
            <text:p text:style-name="P31"><text:span text:style-name="T9">Администратор</text:span></text:p>
          </draw:text-box>
        </draw:frame>
        <draw:frame draw:style-name="gr6" draw:text-style-name="P34" draw:layer="layout" svg:width="2.438cm" svg:height="0.963cm" svg:x="0.457cm" svg:y="4.492cm">
          <draw:text-box>
            <text:p text:style-name="P33"><text:span text:style-name="T6">Выполнение </text:span><text:span text:style-name="T6"><text:line-break/></text:span><text:span text:style-name="T6">заказов</text:span></text:p>
          </draw:text-box>
        </draw:frame>
        <draw:frame draw:style-name="gr6" draw:text-style-name="P35" draw:layer="layout" svg:width="2.231cm" svg:height="1.205cm" svg:x="3.204cm" svg:y="4.557cm">
          <draw:text-box>
            <text:p text:style-name="P24"><text:span text:style-name="T10">Взаимодей-ствие </text:span><text:span text:style-name="T10"><text:line-break/></text:span><text:span text:style-name="T10">с клиентами</text:span></text:p>
          </draw:text-box>
        </draw:frame>
        <draw:frame draw:style-name="gr6" draw:text-style-name="P35" draw:layer="layout" svg:width="2.034cm" svg:height="1.205cm" svg:x="1.814cm" svg:y="6.462cm">
          <draw:text-box>
            <text:p text:style-name="P24"><text:span text:style-name="T10">Отчет-</text:span></text:p>
            <text:p text:style-name="P24"><text:span text:style-name="T10">ность о </text:span><text:span text:style-name="T10"><text:line-break/></text:span><text:span text:style-name="T10">выполении </text:span></text:p>
          </draw:text-box>
        </draw:frame>
        <draw:frame draw:style-name="gr6" draw:text-style-name="P35" draw:layer="layout" svg:width="2.278cm" svg:height="0.887cm" svg:x="5.697cm" svg:y="4.558cm">
          <draw:text-box>
            <text:p text:style-name="P24"><text:span text:style-name="T10">Контроль за </text:span><text:span text:style-name="T10"><text:line-break/></text:span><text:span text:style-name="T10">курьерами</text:span></text:p>
          </draw:text-box>
        </draw:frame>
        <draw:frame draw:style-name="gr6" draw:text-style-name="P35" draw:layer="layout" svg:width="2.31cm" svg:height="0.887cm" svg:x="8.205cm" svg:y="4.558cm">
          <draw:text-box>
            <text:p text:style-name="P24"><text:span text:style-name="T10">Предназначе-</text:span></text:p>
            <text:p text:style-name="P24"><text:span text:style-name="T10">ние заказов</text:span></text:p>
          </draw:text-box>
        </draw:frame>
        <draw:frame draw:style-name="gr6" draw:text-style-name="P35" draw:layer="layout" svg:width="2.369cm" svg:height="1.205cm" svg:x="6.876cm" svg:y="6.462cm">
          <draw:text-box>
            <text:p text:style-name="P24"><text:span text:style-name="T10">Обработка </text:span><text:span text:style-name="T10"><text:line-break/></text:span><text:span text:style-name="T10">возникающих </text:span><text:span text:style-name="T10"><text:line-break/></text:span><text:span text:style-name="T10">проблем</text:span></text:p>
          </draw:text-box>
        </draw:frame>
        <draw:frame draw:style-name="gr6" draw:text-style-name="P35" draw:layer="layout" svg:width="2.54cm" svg:height="0.887cm" svg:x="10.833cm" svg:y="4.558cm">
          <draw:text-box>
            <text:p text:style-name="P24"><text:span text:style-name="T10">Расчет с </text:span><text:span text:style-name="T10"><text:line-break/></text:span><text:span text:style-name="T10">поставщиками</text:span></text:p>
          </draw:text-box>
        </draw:frame>
        <draw:frame draw:style-name="gr6" draw:text-style-name="P37" draw:layer="layout" svg:width="1.706cm" svg:height="1.205cm" svg:x="13.572cm" svg:y="4.492cm">
          <draw:text-box>
            <text:p text:style-name="P36"><text:span text:style-name="T11">Расчет </text:span><text:span text:style-name="T11"><text:line-break/></text:span><text:span text:style-name="T11">оплаты </text:span><text:span text:style-name="T11"><text:line-break/></text:span><text:span text:style-name="T11">курьеров</text:span></text:p>
          </draw:text-box>
        </draw:frame>
        <draw:frame draw:style-name="gr6" draw:text-style-name="P35" draw:layer="layout" svg:width="2.244cm" svg:height="1.205cm" svg:x="12.399cm" svg:y="6.462cm">
          <draw:text-box>
            <text:p text:style-name="P24"><text:span text:style-name="T10">Ведение </text:span><text:span text:style-name="T10"><text:line-break/></text:span><text:span text:style-name="T10">финансовых </text:span></text:p>
            <text:p text:style-name="P24"><text:span text:style-name="T10">отчетов</text:span></text:p>
          </draw:text-box>
        </draw:frame>
        <draw:frame draw:style-name="gr6" draw:text-style-name="P35" draw:layer="layout" svg:width="2.384cm" svg:height="0.887cm" svg:x="16.069cm" svg:y="4.558cm">
          <draw:text-box>
            <text:p text:style-name="P24"><text:span text:style-name="T10">Регистрация </text:span><text:span text:style-name="T10"><text:line-break/></text:span><text:span text:style-name="T10">курьеров</text:span></text:p>
          </draw:text-box>
        </draw:frame>
        <draw:frame draw:style-name="gr6" draw:text-style-name="P35" draw:layer="layout" svg:width="2.14cm" svg:height="1.205cm" svg:x="18.77cm" svg:y="4.492cm">
          <draw:text-box>
            <text:p text:style-name="P24"><text:span text:style-name="T10">Назначение </text:span><text:span text:style-name="T10"><text:line-break/></text:span><text:span text:style-name="T10">прав </text:span><text:span text:style-name="T10"><text:line-break/></text:span><text:span text:style-name="T10">доступа</text:span></text:p>
          </draw:text-box>
        </draw:frame>
        <draw:frame draw:style-name="gr6" draw:text-style-name="P35" draw:layer="layout" svg:width="2.158cm" svg:height="0.887cm" svg:x="17.5cm" svg:y="6.463cm">
          <draw:text-box>
            <text:p text:style-name="P24"><text:span text:style-name="T10">Управление </text:span><text:span text:style-name="T10"><text:line-break/></text:span><text:span text:style-name="T10">системой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.038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3:15:04.515098001</meta:creation-date>
    <dc:date>2025-01-26T13:55:59.768510011</dc:date>
    <meta:editing-duration>PT5M40S</meta:editing-duration>
    <meta:editing-cycles>3</meta:editing-cycles>
    <meta:document-statistic meta:object-count="86"/>
    <meta:generator>LibreOffice/24.8.2.1$Linux_X86_64 LibreOffice_project/41740883c77b073d14011387305cb18c71aed59b</meta:generator>
  </office:meta>
</office:document-meta>
</file>